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942cm" style:rel-column-width="2235*"/>
    </style:style>
    <style:style style:name="Table1.B" style:family="table-column">
      <style:table-column-properties style:column-width="15.058cm" style:rel-column-width="853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985.png" xlink:type="simple" xlink:show="embed" xlink:actuate="onLoad"/></draw:frame></text:p>
          </table:table-cell>
          <table:table-cell table:style-name="Table1.B1" office:value-type="string">
            <text:h text:style-name="P5" text:outline-level="1">Язык программировани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 <text:span text:style-name="T2">C</text:span><text:span text:style-name="T4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521cm" svg:height="1.769cm" draw:z-index="1"><draw:image xlink:href="../images/098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1">Язык программирования</text:span> предназначен для создания блоков, выполняющих сложные операции, включая операции над матрицами, векторами, комплексными числами. Диалоговое окно этого блока — окно текстового редактора алгоритмов, в котором Пользователь записывает математическую модель на встроенном языке программирования.</text:p>
            <text:p text:style-name="P2">Блок позволяет реализовать произвольный алгоритм, написанный на встроенном языке программирования комплекса. При генерации кода для блока может быть задан шаблон генерации произвольного кода на языке Си.</text:p>
            <text:p text:style-name="P2">Подробнее о встроенном языке программирования смотрите в соответствующем разделе справки.</text:p>
            <text:p text:style-name="P2"><text:span text:style-name="T3">Свойства</text:span>:</text:p>
            <text:list xml:id="list6111702953562027552" text:style-name="L1">
              <text:list-item>
                <text:p text:style-name="P6">Тип сортировки – флаг, определяющий порядок расчёта блока в общей схеме.</text:p>
              </text:list-item>
              <text:list-item>
                <text:p text:style-name="P6">Заголовок модуля – заголовок текста при генерации кода, здесь декларируются специальные комментарии.</text:p>
              </text:list-item>
              <text:list-item>
                <text:p text:style-name="P6">Секция декларации переменных – текст, вставляемый в начало программы при генерации кода.</text:p>
              </text:list-item>
              <text:list-item>
                <text:p text:style-name="P6">Основная секция кода – основной текст программы при генерации кода для блока.</text:p>
              </text:list-item>
              <text:list-item>
                <text:p text:style-name="P6">Секция запоминания состояний – текст, вставляемый в конец программы при генерации кода, здесь производиться вычисление переменных состояния.</text:p>
              </text:list-item>
              <text:list-item>
                <text:p text:style-name="P6">Декларации переменных – текст, вставляемый в select-файл для описания переменных состояния блока.</text:p>
              </text:list-item>
              <text:list-item>
                <text:p text:style-name="P6">Значения переменных по умолчанию – тест для установки начальных значений переменных состояния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Язык программирования</dc:title>
    <dc:date>2014-12-08T23:15:36.65</dc:date>
    <meta:generator>OpenOffice/4.1.1$Win32 OpenOffice.org_project/411m6$Build-9775</meta:generator>
    <meta:editing-duration>PT1H55M5S</meta:editing-duration>
    <meta:editing-cycles>47</meta:editing-cycles>
    <meta:document-statistic meta:table-count="1" meta:image-count="2" meta:object-count="0" meta:page-count="1" meta:paragraph-count="17" meta:word-count="180" meta:character-count="1360"/>
  </office:meta>
</office:document-meta>
</file>